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3.81pt"/>
    </style:style>
    <style:style style:name="co2" style:family="table-column">
      <style:table-column-properties fo:break-before="auto" style:column-width="287.09pt"/>
    </style:style>
    <style:style style:name="co3" style:family="table-column">
      <style:table-column-properties fo:break-before="auto" style:column-width="177pt"/>
    </style:style>
    <style:style style:name="co4" style:family="table-column">
      <style:table-column-properties fo:break-before="auto" style:column-width="200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36118"/>
    </style:style>
    <style:style style:name="ce4" style:family="table-cell" style:parent-style-name="Default">
      <style:table-cell-properties fo:background-color="#f5cd53"/>
    </style:style>
    <style:style style:name="ce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maxdiff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SMIA/ictf2010</text:p>
          </table:table-cell>
          <table:table-cell table:style-name="ce1" office:value-type="string" calcext:value-type="string">
            <text:p>MACCDC2012</text:p>
          </table:table-cell>
          <table:table-cell/>
          <table:table-cell table:style-name="ce1" table:number-columns-repeated="1020"/>
        </table:table-row>
        <table:table-row table:style-name="ro1">
          <table:table-cell office:value-type="string" calcext:value-type="string">
            <text:p>existing</text:p>
          </table:table-cell>
          <table:table-cell office:value-type="string" calcext:value-type="string">
            <text:p>dhcp_SMIA2011101X_deduped-1000.pcap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ft-232: smb P .73</text:p>
          </table:table-cell>
          <table:table-cell office:value-type="string" calcext:value-type="string">
            <text:p>dns_ictf2010_deduped-982-1000.pcap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cft-170: smb R .03 (bad)</text:p>
          </table:table-cell>
          <table:table-cell office:value-type="string" calcext:value-type="string">
            <text:p>dns_ictf2010-new-deduped-1000.pcap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 office:value-type="string" calcext:value-type="string">
            <text:p>nbns_SMIA20111010-one_deduped-1000.pcap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tp_SMIA-20111010_deduped-1000.pcap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3" office:value-type="string" calcext:value-type="string">
            <text:p>smb_SMIA20111010-one_deduped-1000.pca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diff-filtered</text:p>
          </table:table-cell>
          <table:table-cell office:value-type="string" calcext:value-type="string">
            <text:p>dhcp_SMIA2011101X_deduped-10000_maxdiff-1000.pca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">tft-237</text:span><text:span text:style-name="T2">: R &lt; .5</text:span></text:p>
          </table:table-cell>
          <table:table-cell office:value-type="string" calcext:value-type="string">
            <text:p>dns_ictf2010_deduped-9911_maxdiff-1000.pca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ft-180</text:p>
          </table:table-cell>
          <table:table-cell office:value-type="string" calcext:value-type="string">
            <text:p>dns_ictf2010-new-deduped-10000_maxdiff-1000.pc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bns_SMIA20111010-one_deduped-10000_maxdiff-1000.pcap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ntp_SMIA-20111010_deduped-9995_maxdiff-1000.pcap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smb_SMIA20111010-one_deduped-10000_maxdiff-1000.pcap</text:p>
          </table:table-cell>
          <table:table-cell office:value-type="string" calcext:value-type="string">
            <text:p>smb_maccdc2012_maxdiff-1000.pcap</text:p>
          </table:table-cell>
          <table:table-cell table:style-name="ce2" office:value-type="string" calcext:value-type="string">
            <text:p>← tft-236: R .17 | cft-179: .34 P (really ba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diff-fromOrig</text:p>
          </table:table-cell>
          <table:table-cell office:value-type="string" calcext:value-type="string">
            <text:p>dhcp_SMIA2011101X-filtered_maxdiff-1000.pc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ns_ictf2010_maxdiff-1000.pc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ns_ictf2010-new_maxdiff-1000.pc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bns_SMIA20111010-one_maxdiff-1000.pc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tp_SMIA-20111010_maxdiff-1000.pc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mb_SMIA20111010-one-rigid1_maxdiff-1000.pca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009-m57-patents</text:p>
          </table:table-cell>
          <table:table-cell office:value-type="string" calcext:value-type="string">
            <text:p>TODO run pre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leber</meta:initial-creator>
    <meta:creation-date>2020-01-07T20:28:13.972910986</meta:creation-date>
    <dc:date>2020-01-07T21:22:04.545463550</dc:date>
    <dc:creator>Stephan Kleber</dc:creator>
    <meta:editing-duration>PT53M47S</meta:editing-duration>
    <meta:editing-cycles>6</meta:editing-cycles>
    <meta:generator>LibreOffice/6.1.5.2$Linux_X86_64 LibreOffice_project/10$Build-2</meta:generator>
    <meta:document-statistic meta:table-count="1" meta:cell-count="31" meta:object-count="0"/>
  </office:meta>
</office:document-meta>
</file>